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Schoolbook L" fo:font-size="12pt" fo:font-weight="normal" officeooo:rsid="001eb7e9" officeooo:paragraph-rsid="001eb7e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Schoolbook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Century Schoolbook L" fo:font-size="12pt" fo:font-style="italic" fo:font-weight="normal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Century Schoolbook L" fo:font-size="12pt" fo:font-style="italic" fo:font-weight="normal" officeooo:rsid="00200920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Century Schoolbook L" fo:font-size="12pt" fo:font-style="normal" fo:font-weight="normal" officeooo:rsid="00200920" officeooo:paragraph-rsid="0020092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entury Schoolbook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Century Schoolbook L" fo:font-size="12pt" fo:font-style="italic" fo:font-weight="normal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Century Schoolbook L" fo:font-size="12pt" fo:font-style="italic" fo:font-weight="normal" officeooo:rsid="00200920" officeooo:paragraph-rsid="00200920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Century Schoolbook L" fo:font-size="12pt" fo:font-style="italic" fo:font-weight="normal" officeooo:rsid="00200920" officeooo:paragraph-rsid="0021bda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Century Schoolbook L" fo:font-size="12pt" fo:font-style="italic" fo:font-weight="normal" officeooo:rsid="002380fb" officeooo:paragraph-rsid="002380f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entury Schoolbook L" fo:font-size="12pt" fo:font-style="italic" fo:font-weight="normal" officeooo:rsid="002761b9" officeooo:paragraph-rsid="002761b9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entury Schoolbook L" fo:font-size="12pt" fo:font-style="normal" fo:font-weight="normal" officeooo:rsid="00200920" officeooo:paragraph-rsid="0020092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entury Schoolbook L" fo:font-size="12pt" fo:font-style="normal" fo:font-weight="normal" officeooo:rsid="0021bda5" officeooo:paragraph-rsid="0021bd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Century Schoolbook L" fo:font-size="12pt" fo:font-style="normal" style:text-underline-style="none" fo:font-weight="normal" officeooo:rsid="00257723" officeooo:paragraph-rsid="0025772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eb7e9"/>
    </style:style>
    <style:style style:name="T2" style:family="text">
      <style:text-properties officeooo:rsid="0021b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lvu is an x-windows viewer for multiple sequence alignments</text:p>
      <text:p text:style-name="P2">different ways of coloring</text:p>
      <text:p text:style-name="P2"/>
      <text:p text:style-name="P2">Exercise 1</text:p>
      <text:p text:style-name="P2">1. In order to be able to search locally, format a BLAST database for your genomes.</text:p>
      <text:p text:style-name="P1">1.1. Explain the parameters. What do they mean?</text:p>
      <text:p text:style-name="P8">makeblastdb -in &lt;inputfile.fa&gt; -<text:span text:style-name="T2">out &lt;outputfile.fa&gt; </text:span>-dbtype nucl</text:p>
      <text:p text:style-name="P4"/>
      <text:p text:style-name="P5">makeblastdb<text:tab/><text:tab/></text:p>
      <text:p text:style-name="P6">creates a blast database with the input file</text:p>
      <text:p text:style-name="P5">-in &lt;inputfile.fa&gt;</text:p>
      <text:p text:style-name="P6">specifies the input file</text:p>
      <text:p text:style-name="P10">-<text:span text:style-name="T2">out &lt;outputfile.fa&gt;</text:span></text:p>
      <text:p text:style-name="P14">specifies the output files and their location</text:p>
      <text:p text:style-name="P5">-dbtype nucle</text:p>
      <text:p text:style-name="P6">specifies the content or the type of database, in this case, the database consists of nucleotides</text:p>
      <text:p text:style-name="P6"/>
      <text:p text:style-name="P1">1.2. Run the program for each nucleotide dataset.</text:p>
      <text:p text:style-name="P3">makeblastdb -in &lt;inputfile.fa&gt; -dbtype nucl</text:p>
      <text:p text:style-name="P1"/>
      <text:p text:style-name="P11">for file in *.txt; do makeblastdb -in $file -out ../practical3/databases/$file -dbtype nucl; done</text:p>
      <text:p text:style-name="P1"/>
      <text:p text:style-name="P1">2. Gather all your genomes in one file in order to have a single database.</text:p>
      <text:p text:style-name="P3">cat genome_0 genome_1 ... &gt; genomes_all</text:p>
      <text:p text:style-name="P3"/>
      <text:p text:style-name="P15">Takes the content of the input files and adds them to a new file</text:p>
      <text:p text:style-name="P15"/>
      <text:p text:style-name="P1">3. Use BLAST to query the database for the 16S rRNA file.</text:p>
      <text:p text:style-name="P1">3.1. <text:span text:style-name="T1">F</text:span>ind the<text:tab/> best hit in each genome as “actual” 16S rRNA, and gather them as</text:p>
      <text:p text:style-name="P1">entries in a FASTA file.</text:p>
      <text:p text:style-name="P1"/>
      <text:p text:style-name="P12"/>
      <text:p text:style-name="P1">3.2. Extract 16S sequence from BLAST results that you run against the whole</text:p>
      <text:p text:style-name="P1">geno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01:29.006990458</meta:creation-date>
    <dc:date>2018-05-08T12:12:00.308978334</dc:date>
    <meta:editing-duration>PT15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96" meta:character-count="1173" meta:non-whitespace-character-count="999"/>
  </office:meta>
</office:document-meta>
</file>